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E00000292CB8A8136FC618091.png" manifest:media-type="image/png"/>
  <manifest:file-entry manifest:full-path="Pictures/1000000100000694000003FF0F0B87ADB74086F7.png" manifest:media-type="image/png"/>
  <manifest:file-entry manifest:full-path="Pictures/100000010000098C000003DEB583AF28F8650502.png" manifest:media-type="image/png"/>
  <manifest:file-entry manifest:full-path="Pictures/100000010000080E00000415D6683B5A07D795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Bild1" text:anchor-type="paragraph" svg:x="0in" svg:y="1.0799in" svg:width="10.8126in" svg:height="5.4791in" draw:z-index="0"><draw:image xlink:href="Pictures/100000010000080E00000415D6683B5A07D795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Bild2" text:anchor-type="paragraph" svg:x="0in" svg:y="1.4965in" svg:width="10.8126in" svg:height="4.3791in" draw:z-index="1"><draw:image xlink:href="Pictures/100000010000098C000003DEB583AF28F865050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Bild3" text:anchor-type="paragraph" svg:width="10.8126in" svg:height="6.5681in" draw:z-index="2"><draw:image xlink:href="Pictures/1000000100000694000003FF0F0B87ADB74086F7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Bild4" text:anchor-type="paragraph" svg:width="10.8126in" svg:height="4.8398in" draw:z-index="3"><draw:image xlink:href="Pictures/10000001000005BE00000292CB8A8136FC618091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4402in" fo:margin-bottom="0.4402in" fo:margin-left="0.4402in" fo:margin-right="0.4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Zug</meta:initial-creator>
    <meta:creation-date>2020-12-15T13:21:53.849540314</meta:creation-date>
    <dc:date>2023-01-11T13:42:42.946052623</dc:date>
    <meta:editing-duration>PT4M2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